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2pt"/>
    </style:style>
    <style:style style:name="co2" style:family="table-column">
      <style:table-column-properties fo:break-before="auto" style:column-width="16.64pt"/>
    </style:style>
    <style:style style:name="co3" style:family="table-column">
      <style:table-column-properties fo:break-before="auto" style:column-width="17.66pt"/>
    </style:style>
    <style:style style:name="co4" style:family="table-column">
      <style:table-column-properties fo:break-before="auto" style:column-width="21.6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23.7pt"/>
    </style:style>
    <style:style style:name="co7" style:family="table-column">
      <style:table-column-properties fo:break-before="auto" style:column-width="19.64pt"/>
    </style:style>
    <style:style style:name="co8" style:family="table-column">
      <style:table-column-properties fo:break-before="auto" style:column-width="33.7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8.45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23.24pt"/>
    </style:style>
    <style:style style:name="co13" style:family="table-column">
      <style:table-column-properties fo:break-before="auto" style:column-width="25.71pt"/>
    </style:style>
    <style:style style:name="co14" style:family="table-column">
      <style:table-column-properties fo:break-before="auto" style:column-width="22.31pt"/>
    </style:style>
    <style:style style:name="co15" style:family="table-column">
      <style:table-column-properties fo:break-before="auto" style:column-width="32pt"/>
    </style:style>
    <style:style style:name="co16" style:family="table-column">
      <style:table-column-properties fo:break-before="auto" style:column-width="25.06pt"/>
    </style:style>
    <style:style style:name="co17" style:family="table-column">
      <style:table-column-properties fo:break-before="auto" style:column-width="125.21pt"/>
    </style:style>
    <style:style style:name="co18" style:family="table-column">
      <style:table-column-properties fo:break-before="auto" style:column-width="13.44pt"/>
    </style:style>
    <style:style style:name="co19" style:family="table-column">
      <style:table-column-properties fo:break-before="auto" style:column-width="21.26pt"/>
    </style:style>
    <style:style style:name="co20" style:family="table-column">
      <style:table-column-properties fo:break-before="auto" style:column-width="31.49pt"/>
    </style:style>
    <style:style style:name="co21" style:family="table-column">
      <style:table-column-properties fo:break-before="auto" style:column-width="24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7.61pt" fo:break-before="auto" style:use-optimal-row-height="false"/>
    </style:style>
    <style:style style:name="ro3" style:family="table-row">
      <style:table-row-properties style:row-height="36.5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none"/>
      <style:paragraph-properties fo:margin-left="0pt"/>
    </style:style>
    <style:style style:name="ce10" style:family="table-cell" style:parent-style-name="Default">
      <style:table-cell-properties fo:background-color="#b2b2b2" fo:border="0.06pt solid #dddddd"/>
    </style:style>
    <style:style style:name="ce2" style:family="table-cell" style:parent-style-name="Default">
      <style:table-cell-properties style:text-align-source="value-type" style:repeat-content="false" fo:border="0.06pt solid #dddddd"/>
      <style:paragraph-properties fo:margin-left="0pt"/>
    </style:style>
    <style:style style:name="ce3" style:family="table-cell" style:parent-style-name="Default">
      <style:table-cell-properties style:text-align-source="fix" style:repeat-content="false" fo:border="0.06pt solid #dddddd"/>
      <style:paragraph-properties fo:text-align="start" fo:margin-left="0pt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</style:style>
    <style:style style:name="ce5" style:family="table-cell" style:parent-style-name="Default">
      <style:table-cell-properties style:text-align-source="fix" style:repeat-content="false" fo:border="0.06pt solid #dddddd"/>
      <style:paragraph-properties fo:text-align="center" fo:margin-left="0pt"/>
    </style:style>
    <style:style style:name="ce6" style:family="table-cell" style:parent-style-name="Default">
      <style:table-cell-properties fo:background-color="#b2b2b2" style:text-align-source="fix" style:repeat-content="false" fo:border="0.06pt solid #dddddd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6666" style:text-align-source="fix" style:repeat-content="false" fo:border="0.06pt solid #dddddd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value-type" style:repeat-content="false" fo:border="none"/>
      <style:paragraph-properties fo:margin-left="0pt"/>
    </style:style>
    <style:style style:name="ce13" style:family="table-cell" style:parent-style-name="Default">
      <style:table-cell-properties style:text-align-source="value-type" style:repeat-content="false" fo:border="0.06pt solid #dddddd"/>
      <style:paragraph-properties fo:margin-left="0pt"/>
    </style:style>
    <style:style style:name="ce14" style:family="table-cell" style:parent-style-name="Default">
      <style:table-cell-properties style:text-align-source="fix" style:repeat-content="false" fo:border="0.06pt solid #dddddd"/>
      <style:paragraph-properties fo:text-align="start" fo:margin-left="0pt"/>
    </style:style>
    <style:style style:name="ce15" style:family="table-cell" style:parent-style-name="Default">
      <style:table-cell-properties style:text-align-source="value-type" style:repeat-content="false"/>
      <style:paragraph-properties fo:margin-left="0pt"/>
    </style:style>
    <style:style style:name="ce16" style:family="table-cell" style:parent-style-name="Default">
      <style:table-cell-properties style:text-align-source="fix" style:repeat-content="false" fo:border="0.06pt solid #dddddd"/>
      <style:paragraph-properties fo:text-align="center" fo:margin-left="0pt"/>
    </style:style>
    <style:style style:name="ce17" style:family="table-cell" style:parent-style-name="Default">
      <style:table-cell-properties fo:background-color="#b2b2b2" style:text-align-source="fix" style:repeat-content="false" fo:border="0.06pt solid #dddddd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6666" style:text-align-source="fix" style:repeat-content="false" fo:border="0.06pt solid #dddddd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b2b2b2" fo:border="0.06pt solid #dddddd"/>
    </style:style>
    <style:style style:name="ce22" style:family="table-cell" style:parent-style-name="Default">
      <style:table-cell-properties style:text-align-source="fix" style:repeat-content="false" fo:border="0.06pt solid #dddddd"/>
      <style:paragraph-properties fo:text-align="center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order="0.06pt solid #dddddd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4" style:family="table-cell" style:parent-style-name="Default">
      <style:table-cell-properties fo:background-color="#ff6666" style:text-align-source="fix" style:repeat-content="false" fo:border="0.06pt solid #dddddd"/>
      <style:paragraph-properties fo:text-align="center" fo:margin-left="0pt"/>
      <style:text-properties fo:color="#000000" style:text-underline-style="none" fo:font-weight="bold" style:font-weight-asian="bold" style:font-weight-complex="bold"/>
    </style:style>
    <style:style style:name="ce25" style:family="table-cell" style:parent-style-name="Default">
      <style:table-cell-properties fo:background-color="#b2b2b2" style:text-align-source="fix" style:repeat-content="false" fo:border="0.06pt solid #dddddd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value-type" style:repeat-content="false" fo:border="0.06pt solid #dddddd"/>
      <style:paragraph-properties fo:margin-left="0pt"/>
      <style:text-properties fo:color="#ff0066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6pt solid #dddddd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</office:automatic-styles>
  <office:body>
    <office:spreadsheet>
      <table:calculation-settings table:automatic-find-labels="false"/>
      <table:table table:name="Problem A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9" table:number-columns-repeated="985" table:default-cell-style-name="Default"/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add <text:s/>$s4, $zero, $zero</text:p>
          </table:table-cell>
          <table:table-cell table:style-name="ce5" office:value-type="string" calcext:value-type="string">
            <text:p>IF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32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LOOP: <text:s/>addi $t0, $s4, 4</text:p>
          </table:table-cell>
          <table:table-cell table:style-name="ce6"/>
          <table:table-cell table:style-name="ce5" office:value-type="string" calcext:value-type="string">
            <text:p>IF</text:p>
          </table:table-cell>
          <table:table-cell table:style-name="ce5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29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sll <text:s/>$t0, $t0, 2</text:p>
          </table:table-cell>
          <table:table-cell table:style-name="ce6" table:number-columns-repeated="2"/>
          <table:table-cell table:style-name="ce5" office:value-type="string" calcext:value-type="string">
            <text:p>IF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26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add <text:s/>$t1, $t0, $s2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F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23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lw <text:s text:c="2"/>$t2, 0($t1)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F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20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sll <text:s/>$t2, $t2, 1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F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17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sll <text:s/>$t0, $s4, 2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F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16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add <text:s/>$t1, $t0, $s3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F</text:p>
          </table:table-cell>
          <table:table-cell table:style-name="ce5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13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sw <text:s text:c="2"/>$t2, 0($t1)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style-name="ce5" office:value-type="string" calcext:value-type="string">
            <text:p>IF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10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addi $s4, $s4, 1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F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9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slti $t0, $s4, 100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F</text:p>
          </table:table-cell>
          <table:table-cell table:style-name="ce5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6"/>
          <table:table-cell table:style-name="ce9" table:number-columns-repeated="986"/>
        </table:table-row>
        <table:table-row table:style-name="ro1">
          <table:table-cell table:style-name="ce2" office:value-type="string" calcext:value-type="string">
            <text:p><text:s text:c="6"/>bne <text:s/>$t0, $zero, LOOP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style-name="ce5" office:value-type="string" calcext:value-type="string">
            <text:p>IF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5" table:number-columns-repeated="3"/>
          <table:table-cell table:style-name="ce9" table:number-columns-repeated="986"/>
        </table:table-row>
        <table:table-row table:style-name="ro1">
          <table:table-cell table:style-name="ce3" office:value-type="string" calcext:value-type="string">
            <text:p><text:s text:c="6"/>addi $t0, $s4, 4</text:p>
          </table:table-cell>
          <table:table-cell table:style-name="ce6" table:number-columns-repeated="3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6"/>
          <table:table-cell table:number-columns-repeated="2" table:style-name="ce8" office:value-type="string" calcext:value-type="string">
            <text:p>-</text:p>
          </table:table-cell>
          <table:table-cell table:style-name="ce10"/>
          <table:table-cell table:style-name="ce5" office:value-type="string" calcext:value-type="string">
            <text:p>IF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WB</text:p>
          </table:table-cell>
          <table:table-cell table:style-name="ce9" table:number-columns-repeated="98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13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string" calcext:value-type="string" table:number-columns-spanned="37" table:number-rows-spanned="19">
            <text:p><text:span text:style-name="T1">Λόγω της 1ης εντολής (add $s4, $zero, $zero), η 1ή επανάληψη του βρόγχου καθώς και η τελευταία διαρκούν περισσότερα clock-cycles από τις υπόλοιπες επαναλήψεις.</text:span></text:p>
            <text:p><text:span text:style-name="T1">Συγκεκριμένα ο βρόγχος εκτελείται 100 φορές, εφ’ όσον ο καταχωρητης $s4 αυξάνεται κατα 1 σε κάθε επανάληψη και συγκρίνεται με το 100 (if $s4 &lt; 100 goto Loop).</text:span></text:p>
            <text:p><text:span text:style-name="T1">Έτσι, για να υπολογίσουμε το συνολικό αριθμό των clock-cycle που απαιτούνται για την εκτέλεση του πιο πάνω κώδικα εργαζόμαστε ως εξης:</text:span></text:p>
            <text:p><text:span text:style-name="T1"/></text:p>
            <text:p><text:span text:style-name="T1">total_iterations      = 100</text:span></text:p>
            <text:p><text:span text:style-name="T1">first_iteration_cc   = 32 cc</text:span></text:p>
            <text:p><text:span text:style-name="T1">last_iteration_cc   = 33 – 2 (stall because of the first out of the loop instruction) = 31 cc</text:span></text:p>
            <text:p><text:span text:style-name="T1"/></text:p>
            <text:p><text:span text:style-name="T1">---------------------------------</text:span></text:p>
            <text:p><text:span text:style-name="T1"/></text:p>
            <text:p><text:span text:style-name="T1">total_cc = first_iteration_cc + 98 * (31 - 2) + last_iteration_cc = 2905 cc </text:span></text:p>
          </table:table-cell>
          <table:covered-table-cell table:number-columns-repeated="2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covered-table-cell/>
          <table:covered-table-cell table:number-columns-repeated="2" table:style-name="ce9"/>
          <table:covered-table-cell table:number-columns-repeated="13"/>
          <table:covered-table-cell table:number-columns-repeated="2" table:style-name="ce9"/>
          <table:covered-table-cell table:number-columns-repeated="10"/>
          <table:table-cell table:number-columns-repeated="986"/>
        </table:table-row>
        <table:table-row table:style-name="ro1">
          <table:table-cell/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covered-table-cell/>
          <table:covered-table-cell table:number-columns-repeated="2" table:style-name="ce9"/>
          <table:covered-table-cell table:number-columns-repeated="25"/>
          <table:table-cell table:number-columns-repeated="986"/>
        </table:table-row>
        <table:table-row table:style-name="ro1">
          <table:table-cell/>
          <table:covered-table-cell table:number-columns-repeated="3"/>
          <table:covered-table-cell table:number-columns-repeated="2" table:style-name="ce9"/>
          <table:covered-table-cell table:number-columns-repeated="32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covered-table-cell/>
          <table:covered-table-cell table:number-columns-repeated="2" table:style-name="ce9"/>
          <table:covered-table-cell table:number-columns-repeated="13"/>
          <table:covered-table-cell table:number-columns-repeated="2" table:style-name="ce9"/>
          <table:covered-table-cell table:number-columns-repeated="10"/>
          <table:table-cell table:number-columns-repeated="986"/>
        </table:table-row>
        <table:table-row table:style-name="ro1">
          <table:table-cell/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covered-table-cell/>
          <table:covered-table-cell table:number-columns-repeated="2" table:style-name="ce9"/>
          <table:covered-table-cell table:number-columns-repeated="25"/>
          <table:table-cell table:number-columns-repeated="986"/>
        </table:table-row>
        <table:table-row table:style-name="ro1">
          <table:table-cell/>
          <table:covered-table-cell table:number-columns-repeated="3"/>
          <table:covered-table-cell table:number-columns-repeated="2" table:style-name="ce9"/>
          <table:covered-table-cell table:number-columns-repeated="32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covered-table-cell/>
          <table:covered-table-cell table:number-columns-repeated="2" table:style-name="ce9"/>
          <table:covered-table-cell table:number-columns-repeated="13"/>
          <table:covered-table-cell table:number-columns-repeated="2" table:style-name="ce9"/>
          <table:covered-table-cell table:number-columns-repeated="10"/>
          <table:table-cell table:number-columns-repeated="986"/>
        </table:table-row>
        <table:table-row table:style-name="ro1">
          <table:table-cell/>
          <table:covered-table-cell table:number-columns-repeated="3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covered-table-cell/>
          <table:covered-table-cell table:number-columns-repeated="2" table:style-name="ce9"/>
          <table:covered-table-cell table:number-columns-repeated="25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>
          <table:table-cell/>
          <table:covered-table-cell table:number-columns-repeated="37"/>
          <table:table-cell table:number-columns-repeated="98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lem B" table:style-name="ta1">
        <table:shapes>
          <draw:polyline draw:z-index="0" draw:style-name="gr1" draw:text-style-name="P1" svg:width="19.19pt" svg:height="7.31pt" draw:transform="rotate (-0.410850505919466) translate (188.511952712761pt 18.2695675673779pt)" svg:viewBox="0 0 678 259" draw:points="0,143 678,143 457,259 669,167 541,7 557,0">
            <text:p/>
          </draw:polyline>
          <draw:polyline draw:z-index="1" draw:style-name="gr1" draw:text-style-name="P1" svg:width="19.19pt" svg:height="7.31pt" draw:transform="rotate (-0.410850505919466) translate (220.770220429296pt 31.6207486697401pt)" svg:viewBox="0 0 678 259" draw:points="0,143 678,143 457,259 669,167 541,7 557,0">
            <text:p/>
          </draw:polyline>
          <draw:polyline draw:z-index="2" draw:style-name="gr1" draw:text-style-name="P1" svg:width="19.19pt" svg:height="7.31pt" draw:transform="rotate (-0.410850505919466) translate (255.012740114336pt 45.4538195358818pt)" svg:viewBox="0 0 678 259" draw:points="0,143 678,143 457,259 669,167 541,7 557,0">
            <text:p/>
          </draw:polyline>
          <draw:polyline draw:z-index="3" draw:style-name="gr1" draw:text-style-name="P1" svg:width="19.19pt" svg:height="7.31pt" draw:transform="rotate (-0.410850505919466) translate (287.271007830871pt 58.2380715043857pt)" svg:viewBox="0 0 678 259" draw:points="0,143 678,143 457,259 669,167 541,7 557,0">
            <text:p/>
          </draw:polyline>
          <draw:polyline draw:z-index="4" draw:style-name="gr1" draw:text-style-name="P1" svg:width="13.61pt" svg:height="5.53pt" draw:transform="skewX (-0.0729547627333629) rotate (-0.448375084837344) translate (357.582512169824pt 70.6741121617499pt)" svg:viewBox="0 0 481 196" draw:points="0,108 481,109 324,196 474,127 383,5 394,0">
            <text:p/>
          </draw:polyline>
          <draw:polyline draw:z-index="5" draw:style-name="gr1" draw:text-style-name="P1" svg:width="19.19pt" svg:height="7.31pt" draw:transform="rotate (-0.410850505919466) translate (380.95604720095pt 83.353032134307pt)" svg:viewBox="0 0 678 259" draw:points="0,143 678,143 457,259 669,167 541,7 557,0">
            <text:p/>
          </draw:polyline>
          <draw:polyline draw:z-index="6" draw:style-name="gr1" draw:text-style-name="P1" svg:width="19.19pt" svg:height="7.31pt" draw:transform="rotate (-0.410850505919466) translate (415.226913342682pt 96.6758667799763pt)" svg:viewBox="0 0 678 259" draw:points="0,143 678,143 457,259 669,167 541,7 557,0">
            <text:p/>
          </draw:polyline>
          <draw:polyline draw:z-index="7" draw:style-name="gr1" draw:text-style-name="P1" svg:width="19.19pt" svg:height="7.31pt" draw:transform="rotate (-0.410850505919466) translate (447.967070822997pt 108.949882528008pt)" svg:viewBox="0 0 678 259" draw:points="0,143 678,143 457,259 669,167 541,7 557,0">
            <text:p/>
          </draw:polyline>
          <draw:polyline draw:z-index="8" draw:style-name="gr1" draw:text-style-name="P1" svg:width="19.19pt" svg:height="7.31pt" draw:transform="rotate (-0.410850505919466) translate (549.702503893863pt 146.849095126433pt)" svg:viewBox="0 0 678 259" draw:points="0,143 678,143 457,259 669,167 541,7 557,0">
            <text:p/>
          </draw:polyline>
          <draw:polyline draw:z-index="9" draw:style-name="gr1" draw:text-style-name="P1" svg:width="19.19pt" svg:height="7.31pt" draw:transform="rotate (-0.410850505919466) translate (584.455259799375pt 160.115236858717pt)" svg:viewBox="0 0 678 259" draw:points="0,143 678,143 457,259 669,167 541,7 557,0">
            <text:p/>
          </draw:polyline>
        </table:shapes>
        <table:table-column table:style-name="co1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03" table:default-cell-style-name="Default"/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add <text:s/>$s4, $zero, $zero</text:p>
          </table:table-cell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5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LOOP: <text:s/>addi $t0, $s4, 4</text:p>
          </table:table-cell>
          <table:table-cell table:style-name="ce17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4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sll <text:s/>$t0, $t0, 2</text:p>
          </table:table-cell>
          <table:table-cell table:style-name="ce17" table:number-columns-repeated="2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3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add <text:s/>$t1, $t0, $s2</text:p>
          </table:table-cell>
          <table:table-cell table:style-name="ce17" table:number-columns-repeated="3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2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lw <text:s text:c="2"/>$t2, 0($t1)</text:p>
          </table:table-cell>
          <table:table-cell table:style-name="ce17" table:number-columns-repeated="4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1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sll <text:s/>$t2, $t2, 1</text:p>
          </table:table-cell>
          <table:table-cell table:style-name="ce17" table:number-columns-repeated="5"/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24" office:value-type="string" calcext:value-type="string">
            <text:p>-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9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sll <text:s/>$t0, $s4, 2</text:p>
          </table:table-cell>
          <table:table-cell table:style-name="ce17" table:number-columns-repeated="6"/>
          <table:table-cell table:style-name="ce16" office:value-type="string" calcext:value-type="string">
            <text:p>IF</text:p>
          </table:table-cell>
          <table:table-cell table:style-name="ce24" office:value-type="string" calcext:value-type="string">
            <text:p>-</text:p>
          </table:table-cell>
          <table:table-cell table:style-name="ce16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8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add <text:s/>$t1, $t0, $s3</text:p>
          </table:table-cell>
          <table:table-cell table:style-name="ce17" table:number-columns-repeated="7"/>
          <table:table-cell table:style-name="ce24" office:value-type="string" calcext:value-type="string">
            <text:p>-</text:p>
          </table:table-cell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7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sw <text:s text:c="2"/>$t2, 0($t1)</text:p>
          </table:table-cell>
          <table:table-cell table:style-name="ce17" table:number-columns-repeated="7"/>
          <table:table-cell table:style-name="ce24" office:value-type="string" calcext:value-type="string">
            <text:p>-</text:p>
          </table:table-cell>
          <table:table-cell table:style-name="ce17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6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addi $s4, $s4, 1</text:p>
          </table:table-cell>
          <table:table-cell table:style-name="ce17" table:number-columns-repeated="7"/>
          <table:table-cell table:style-name="ce24" office:value-type="string" calcext:value-type="string">
            <text:p>-</text:p>
          </table:table-cell>
          <table:table-cell table:style-name="ce17" table:number-columns-repeated="2"/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5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slti $t0, $s4, 100</text:p>
          </table:table-cell>
          <table:table-cell table:style-name="ce17" table:number-columns-repeated="7"/>
          <table:table-cell table:style-name="ce24" office:value-type="string" calcext:value-type="string">
            <text:p>-</text:p>
          </table:table-cell>
          <table:table-cell table:style-name="ce17" table:number-columns-repeated="3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4"/>
          <table:table-cell table:style-name="ce20" table:number-columns-repeated="1003"/>
        </table:table-row>
        <table:table-row table:style-name="ro1">
          <table:table-cell table:style-name="ce13" office:value-type="string" calcext:value-type="string">
            <text:p><text:s text:c="6"/>bne <text:s/>$t0, $zero, LOOP</text:p>
          </table:table-cell>
          <table:table-cell table:style-name="ce17" table:number-columns-repeated="7"/>
          <table:table-cell table:style-name="ce24" office:value-type="string" calcext:value-type="string">
            <text:p>-</text:p>
          </table:table-cell>
          <table:table-cell table:style-name="ce17" table:number-columns-repeated="4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3"/>
          <table:table-cell table:style-name="ce20" table:number-columns-repeated="1003"/>
        </table:table-row>
        <table:table-row table:style-name="ro1">
          <table:table-cell table:style-name="ce14" office:value-type="string" calcext:value-type="string">
            <text:p><text:s text:c="6"/>addi $t0, $s4, 4</text:p>
          </table:table-cell>
          <table:table-cell table:style-name="ce17" table:number-columns-repeated="7"/>
          <table:table-cell table:style-name="ce24" office:value-type="string" calcext:value-type="string">
            <text:p>-</text:p>
          </table:table-cell>
          <table:table-cell table:style-name="ce17" table:number-columns-repeated="5"/>
          <table:table-cell table:style-name="ce25"/>
          <table:table-cell table:style-name="ce21"/>
          <table:table-cell table:style-name="ce22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20" table:number-columns-repeated="1003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2"/>
          <table:table-cell table:style-name="ce20" table:number-columns-repeated="2"/>
          <table:table-cell/>
          <table:table-cell table:style-name="ce20" table:number-columns-repeated="2"/>
          <table:table-cell table:number-columns-repeated="13"/>
          <table:table-cell table:style-name="ce20" table:number-columns-repeated="2"/>
          <table:table-cell table:number-columns-repeated="996"/>
        </table:table-row>
        <table:table-row table:style-name="ro1">
          <table:table-cell/>
          <table:table-cell table:style-name="ce18" office:value-type="string" calcext:value-type="string" table:number-columns-spanned="20" table:number-rows-spanned="6">
            <text:p>Με την ίδια συλλογιστική όπως στην προηγούμνη άσκηση,</text:p>
            <text:p>Υπολογίζουμε τον συνολικό αριθμό των clock-cycles ως εξης:</text:p>
            <text:p/>
            <text:p>total_cc = first_iteration_cc + 98 * x + las_iteration_cc =  15 + 98 * 14 + 16 = 1403 cc</text:p>
          </table:table-cell>
          <table:covered-table-cell table:number-columns-repeated="2"/>
          <table:covered-table-cell table:number-columns-repeated="2" table:style-name="ce20"/>
          <table:covered-table-cell table:number-columns-repeated="2"/>
          <table:covered-table-cell table:number-columns-repeated="2" table:style-name="ce20"/>
          <table:covered-table-cell/>
          <table:covered-table-cell table:number-columns-repeated="2" table:style-name="ce20"/>
          <table:covered-table-cell table:number-columns-repeated="8"/>
          <table:table-cell table:number-columns-repeated="5"/>
          <table:table-cell table:style-name="ce20"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covered-table-cell table:number-columns-repeated="2" table:style-name="ce20"/>
          <table:covered-table-cell table:number-columns-repeated="2"/>
          <table:covered-table-cell table:number-columns-repeated="2" table:style-name="ce20"/>
          <table:covered-table-cell/>
          <table:covered-table-cell table:number-columns-repeated="2" table:style-name="ce20"/>
          <table:covered-table-cell table:number-columns-repeated="8"/>
          <table:table-cell table:number-columns-repeated="1003"/>
        </table:table-row>
        <table:table-row table:style-name="ro1">
          <table:table-cell/>
          <table:covered-table-cell table:number-columns-repeated="3"/>
          <table:covered-table-cell table:number-columns-repeated="2" table:style-name="ce20"/>
          <table:covered-table-cell table:number-columns-repeated="15"/>
          <table:table-cell table:number-columns-repeated="1003"/>
        </table:table-row>
        <table:table-row table:style-name="ro1">
          <table:table-cell/>
          <table:covered-table-cell table:number-columns-repeated="20"/>
          <table:table-cell table:number-columns-repeated="1003"/>
        </table:table-row>
        <table:table-row table:style-name="ro1">
          <table:table-cell/>
          <table:covered-table-cell table:number-columns-repeated="20"/>
          <table:table-cell table:number-columns-repeated="1003"/>
        </table:table-row>
        <table:table-row table:style-name="ro1">
          <table:table-cell/>
          <table:covered-table-cell table:number-columns-repeated="20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lem C" table:style-name="ta1">
        <table:shapes>
          <draw:polyline draw:z-index="0" draw:style-name="gr1" draw:text-style-name="P1" svg:width="12.87pt" svg:height="6.52pt" draw:transform="skewX (-0.423940475309423) rotate (-0.663225115757846) translate (170.537895668533pt 32.2021850193834pt)" svg:viewBox="0 0 455 231" draw:points="0,128 455,128 307,231 449,149 363,6 374,0">
            <text:p/>
          </draw:polyline>
          <draw:polyline draw:z-index="1" draw:style-name="gr1" draw:text-style-name="P1" svg:width="14.51pt" svg:height="6.77pt" draw:transform="skewX (-0.259006860995958) rotate (-0.555014702134197) translate (199.302908076758pt 43.9046891573916pt)" svg:viewBox="0 0 513 240" draw:points="0,133 513,133 346,240 506,155 410,6 422,0">
            <text:p/>
          </draw:polyline>
          <draw:polyline draw:z-index="2" draw:style-name="gr1" draw:text-style-name="P1" svg:width="14.51pt" svg:height="6.77pt" draw:transform="skewX (-0.259006860995958) rotate (-0.555014702134197) translate (232.610630770053pt 57.3976025432183pt)" svg:viewBox="0 0 513 240" draw:points="0,133 513,133 346,240 506,155 410,6 422,0">
            <text:p/>
          </draw:polyline>
          <draw:polyline draw:z-index="3" draw:style-name="gr1" draw:text-style-name="P1" svg:width="14.51pt" svg:height="6.77pt" draw:transform="skewX (-0.259006860995958) rotate (-0.555014702134197) translate (262.826253195166pt 69.8700434881003pt)" svg:viewBox="0 0 513 240" draw:points="0,133 513,133 346,240 506,155 410,6 422,0">
            <text:p/>
          </draw:polyline>
          <draw:polyline draw:z-index="4" draw:style-name="gr1" draw:text-style-name="P1" svg:width="24.04pt" svg:height="8.05pt" draw:transform="rotate (-1.2021827887737) translate (360.108759301901pt 99.296496157082pt)" svg:viewBox="0 0 849 285" draw:points="0,117 830,117 672,285 849,124 657,28 644,0">
            <text:p/>
          </draw:polyline>
          <draw:polyline draw:z-index="5" draw:style-name="gr1" draw:text-style-name="P1" svg:width="24.04pt" svg:height="8.05pt" draw:transform="rotate (-1.2021827887737) translate (330.203247490877pt 85.548464661019pt)" svg:viewBox="0 0 849 285" draw:points="0,117 830,117 672,285 849,124 657,28 644,0">
            <text:p/>
          </draw:polyline>
          <draw:polyline draw:z-index="6" draw:style-name="gr1" draw:text-style-name="P1" svg:width="11.31pt" svg:height="5.47pt" draw:transform="skewX (-0.325852971347341) rotate (-0.597077137107261) translate (390.59386827964pt 122.742308383499pt)" svg:viewBox="0 0 400 194" draw:points="0,107 400,107 269,194 394,125 319,5 328,0">
            <text:p/>
          </draw:polyline>
          <draw:polyline draw:z-index="7" draw:style-name="gr1" draw:text-style-name="P1" svg:width="14.51pt" svg:height="6.77pt" draw:transform="skewX (-0.259006860995958) rotate (-0.555014702134197) translate (420.46259927399pt 134.329886007785pt)" svg:viewBox="0 0 513 240" draw:points="0,133 513,133 346,240 506,155 410,6 422,0">
            <text:p/>
          </draw:polyline>
          <draw:polyline draw:z-index="8" draw:style-name="gr1" draw:text-style-name="P1" svg:width="14.51pt" svg:height="6.77pt" draw:transform="skewX (-0.259006860995958) rotate (-0.555014702134197) translate (484.10039454958pt 159.133035614084pt)" svg:viewBox="0 0 513 240" draw:points="0,133 513,133 346,240 506,155 410,6 422,0">
            <text:p/>
          </draw:polyline>
          <draw:polyline draw:z-index="9" draw:style-name="gr1" draw:text-style-name="P1" svg:width="14.51pt" svg:height="6.77pt" draw:transform="skewX (-0.259006860995958) rotate (-0.555014702134197) translate (451.955512659817pt 147.51098836999pt)" svg:viewBox="0 0 513 240" draw:points="0,133 513,133 346,240 506,155 410,6 422,0">
            <text:p/>
          </draw:polyline>
          <draw:polyline draw:z-index="10" draw:style-name="gr1" draw:text-style-name="P1" svg:width="14.51pt" svg:height="6.77pt" draw:transform="skewX (-0.259006860995958) rotate (-0.555014702134197) translate (515.650000848793pt 172.172405692825pt)" svg:viewBox="0 0 513 240" draw:points="0,133 513,133 346,240 506,155 410,6 422,0">
            <text:p/>
          </draw:polyline>
        </table:shapes>
        <table:table-column table:style-name="co17" table:default-cell-style-name="ce15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number-columns-repeated="10" table:default-cell-style-name="Default"/>
        <table:table-column table:style-name="co20" table:number-columns-repeated="2" table:default-cell-style-name="ce20"/>
        <table:table-column table:style-name="co2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9" table:number-columns-repeated="1004" table:default-cell-style-name="Default"/>
        <table:table-row table:style-name="ro1">
          <table:table-cell table:style-name="Default"/>
          <table:table-cell table:style-name="ce20" table:number-columns-repeated="13"/>
          <table:table-cell table:number-columns-repeated="6"/>
          <table:table-cell table:style-name="ce20" table:number-columns-repeated="100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<text:s text:c="6"/>add <text:s/>$s4, $zero, $zero</text:p>
          </table:table-cell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4"/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LOOP: <text:s/>addi $t0, $s4, 4</text:p>
          </table:table-cell>
          <table:table-cell table:style-name="ce17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3"/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<text:s text:c="6"/>sll <text:s/>$t0, $t0, 2</text:p>
          </table:table-cell>
          <table:table-cell table:style-name="ce17" table:number-columns-repeated="2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2"/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<text:s text:c="6"/>add <text:s/>$t1, $t0, $s2</text:p>
          </table:table-cell>
          <table:table-cell table:style-name="ce17" table:number-columns-repeated="3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1"/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<text:s text:c="6"/>lw <text:s text:c="2"/>$t2, 0($t1)</text:p>
          </table:table-cell>
          <table:table-cell table:style-name="ce17" table:number-columns-repeated="4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10"/>
          <table:table-cell table:style-name="ce20" table:number-columns-repeated="1004"/>
        </table:table-row>
        <table:table-row table:style-name="ro1">
          <table:table-cell table:style-name="ce26" office:value-type="string" calcext:value-type="string">
            <text:p><text:s text:c="6"/>sll <text:s/>$t0, $s4, 2</text:p>
          </table:table-cell>
          <table:table-cell table:style-name="ce17" table:number-columns-repeated="5"/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23" office:value-type="string" calcext:value-type="string">
            <text:p>EX</text:p>
          </table:table-cell>
          <table:table-cell table:style-name="ce22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9"/>
          <table:table-cell table:style-name="ce20" table:number-columns-repeated="1004"/>
        </table:table-row>
        <table:table-row table:style-name="ro1">
          <table:table-cell table:style-name="ce26" office:value-type="string" calcext:value-type="string">
            <text:p><text:s text:c="6"/>sll <text:s/>$t2, $t2, 1</text:p>
          </table:table-cell>
          <table:table-cell table:style-name="ce17" table:number-columns-repeated="6"/>
          <table:table-cell table:style-name="ce16" office:value-type="string" calcext:value-type="string">
            <text:p>IF</text:p>
          </table:table-cell>
          <table:table-cell table:style-name="ce23" office:value-type="string" calcext:value-type="string">
            <text:p>ID</text:p>
          </table:table-cell>
          <table:table-cell table:style-name="ce16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8"/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<text:s text:c="6"/>add <text:s/>$t1, $t0, $s3</text:p>
          </table:table-cell>
          <table:table-cell table:style-name="ce17" table:number-columns-repeated="7"/>
          <table:table-cell table:style-name="ce23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7"/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<text:s text:c="6"/>sw <text:s text:c="2"/>$t2, 0($t1)</text:p>
          </table:table-cell>
          <table:table-cell table:style-name="ce17" table:number-columns-repeated="8"/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22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6"/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<text:s text:c="6"/>addi $s4, $s4, 1</text:p>
          </table:table-cell>
          <table:table-cell table:style-name="ce17" table:number-columns-repeated="9"/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30" office:value-type="string" calcext:value-type="string">
            <text:p>EX</text:p>
          </table:table-cell>
          <table:table-cell table:style-name="ce23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5"/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<text:s text:c="6"/>slti $t0, $s4, 100</text:p>
          </table:table-cell>
          <table:table-cell table:style-name="ce17" table:number-columns-repeated="10"/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30" office:value-type="string" calcext:value-type="string">
            <text:p>EX</text:p>
          </table:table-cell>
          <table:table-cell table:style-name="ce23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4"/>
          <table:table-cell table:style-name="ce20" table:number-columns-repeated="1004"/>
        </table:table-row>
        <table:table-row table:style-name="ro1">
          <table:table-cell table:style-name="ce13" office:value-type="string" calcext:value-type="string">
            <text:p><text:s text:c="6"/>bne <text:s/>$t0, $zero, LOOP</text:p>
          </table:table-cell>
          <table:table-cell table:style-name="ce17" table:number-columns-repeated="11"/>
          <table:table-cell table:style-name="ce16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30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style-name="ce16" table:number-columns-repeated="3"/>
          <table:table-cell table:style-name="ce20" table:number-columns-repeated="1004"/>
        </table:table-row>
        <table:table-row table:style-name="ro1">
          <table:table-cell table:style-name="ce14" office:value-type="string" calcext:value-type="string">
            <text:p><text:s text:c="6"/>addi $t0, $s4, 4</text:p>
          </table:table-cell>
          <table:table-cell table:style-name="ce17" table:number-columns-repeated="14"/>
          <table:table-cell table:style-name="ce30" office:value-type="string" calcext:value-type="string">
            <text:p>I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EX</text:p>
          </table:table-cell>
          <table:table-cell table:style-name="ce16" office:value-type="string" calcext:value-type="string">
            <text:p>MEM</text:p>
          </table:table-cell>
          <table:table-cell table:style-name="ce16" office:value-type="string" calcext:value-type="string">
            <text:p>WB</text:p>
          </table:table-cell>
          <table:table-cell table:number-columns-repeated="6"/>
          <table:table-cell table:style-name="ce20" table:number-columns-repeated="2"/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20" table:number-columns-repeated="2"/>
          <table:table-cell table:number-columns-repeated="2"/>
          <table:table-cell table:style-name="ce20" table:number-columns-repeated="2"/>
          <table:table-cell/>
          <table:table-cell table:style-name="ce20" table:number-columns-repeated="2"/>
          <table:table-cell table:number-columns-repeated="13"/>
          <table:table-cell table:style-name="ce20" table:number-columns-repeated="2"/>
          <table:table-cell table:number-columns-repeated="996"/>
        </table:table-row>
        <table:table-row table:style-name="ro2">
          <table:table-cell table:style-name="ce27" table:number-columns-spanned="1" table:number-rows-spanned="3"/>
          <table:table-cell table:style-name="ce28" office:value-type="string" calcext:value-type="string" table:number-columns-spanned="19" table:number-rows-spanned="3">
            <text:p>Τεχνικές βελτίωσης επίδοσης κώδικα:</text:p>
            <text:p>1. Code reordering</text:p>
            <text:p>2. Register renaming</text:p>
            <text:p>3. Branch prediction</text:p>
            <text:p/>
            <text:p>Εφαρμόζοντας μόνο αναδιάταξη των δύο εντολων ‘sll’ πετυχαίνουμε μειωση των κυκλων εκτέλεσης</text:p>
            <text:p>Αφου μέσω της προώθησης δεν απαιτείται η καθυστέρηση του ενός κύκλου που είδαμε στην προηγούμενη άσκηση.</text:p>
            <text:p>Έτσι έχουμε: total_cycles = first_iteration_cc + 98 * x + last_iteration_cc = 14 + 98 * 13 + 15 = 1303 cc</text:p>
          </table:table-cell>
          <table:covered-table-cell table:number-columns-repeated="2"/>
          <table:covered-table-cell table:number-columns-repeated="2" table:style-name="ce20"/>
          <table:covered-table-cell table:number-columns-repeated="2"/>
          <table:covered-table-cell table:number-columns-repeated="2" table:style-name="ce20"/>
          <table:covered-table-cell/>
          <table:covered-table-cell table:number-columns-repeated="2" table:style-name="ce20"/>
          <table:covered-table-cell table:number-columns-repeated="7"/>
          <table:table-cell table:number-columns-repeated="1004"/>
        </table:table-row>
        <table:table-row table:style-name="ro3">
          <table:covered-table-cell table:style-name="ce27"/>
          <table:covered-table-cell table:number-columns-repeated="3"/>
          <table:covered-table-cell table:number-columns-repeated="2" table:style-name="ce20"/>
          <table:covered-table-cell table:number-columns-repeated="14"/>
          <table:table-cell table:number-columns-repeated="1004"/>
        </table:table-row>
        <table:table-row table:style-name="ro1">
          <table:covered-table-cell table:style-name="ce27"/>
          <table:covered-table-cell table:number-columns-repeated="19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29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fo:border="none" fo:padding="0pt" style:shadow="none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6:08:10.696155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02:47:36.782407977</meta:creation-date>
    <dc:date>2017-01-05T16:14:00.530679310</dc:date>
    <meta:editing-duration>PT2H12M53S</meta:editing-duration>
    <meta:editing-cycles>23</meta:editing-cycles>
    <meta:generator>LibreOffice/5.2.4.2.0$Linux_X86_64 LibreOffice_project/20m0$Build-2</meta:generator>
    <meta:keyword>mips</meta:keyword>
    <meta:keyword>datapath</meta:keyword>
    <meta:keyword>pipeline</meta:keyword>
    <meta:keyword>hazard</meta:keyword>
    <dc:subject>Pipelined datapath - Hazards</dc:subject>
    <dc:title>Computer Architecture - 3rd Assignment</dc:title>
    <meta:document-statistic meta:table-count="3" meta:cell-count="453" meta:object-count="21"/>
    <meta:user-defined meta:name="Author:">Michalis Papadopoullos</meta:user-defined>
    <meta:user-defined meta:name="PersonalID:" meta:value-type="float">3114702</meta:user-defined>
  </office:meta>
</office:document-meta>
</file>